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Factory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alog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talogFactory.getInstance( CatalogConfig catalog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talogFactory.createCommand( CommandConfig command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